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9a7" officeooo:paragraph-rsid="00099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inut text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o" fo:country="R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6T14:15:38.371000000</dc:date>
    <meta:editing-duration>PT1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4.2.3$Windows_X86_64 LibreOffice_project/382eef1f22670f7f4118c8c2dd222ec7ad009daf</meta:generator>
  </office:meta>
</office:document-meta>
</file>